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465a4" style:font-name="Arial" style:text-underline-style="none" officeooo:paragraph-rsid="000a71bb"/>
    </style:style>
    <style:style style:name="P2" style:family="paragraph" style:parent-style-name="Standard">
      <style:text-properties fo:color="#ff0000" style:font-name="Arial" style:text-underline-style="none" officeooo:paragraph-rsid="000a71bb"/>
    </style:style>
    <style:style style:name="T1" style:family="text">
      <style:text-properties officeooo:rsid="000a71bb"/>
    </style:style>
    <style:style style:name="T2" style:family="text">
      <style:text-properties fo:color="#ff0000" officeooo:rsid="000a7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ơ bản về routing information </text:span></text:p>
      <text:p text:style-name="P1"><text:span text:style-name="T1"/></text:p>
      <text:p text:style-name="P1"><text:span text:style-name="T2">I.Thuật ngữ</text:span><text:span text:style-name="T1"><text:line-break/><text:line-break/></text:span><text:span text:style-name="T2">1.Routing Protocol</text:span><text:span text:style-name="T1"><text:line-break/><text:line-break/><text:tab/>Là ngôn ngữ để một router trao đổi với router khác để chia sẻ thông tin định tuyến về khả năng đến được cũng như trạng thái của mạng. Được cài đặt tại các router, chúng được sử dụng để xây dựng nên các bảng định tuyến để đảm bảo rằng tất cả các router đều có bảng "routing table" tương thích nhau.<text:line-break/><text:line-break/></text:span><text:span text:style-name="T2">2.Routed Protocol</text:span><text:span text:style-name="T1"><text:line-break/> <text:line-break/><text:tab/>Nó sử dụng "routing table" mà routing protocol xây dựng lên để đảm bảo việc truyền dữ liệu qua mạng 1 cách tin cậy.<text:line-break/><text:line-break/></text:span><text:span text:style-name="T2">3.Autonomous System (AS)</text:span><text:span text:style-name="T1"><text:line-break/> <text:s/><text:line-break/><text:tab/>Autonomous system ( hệ thống tự trị) : là một tập hợp các thiết lớp 3 thuộc cùng một sự quản lý về kỹ thuật, sở hữu và dùng chung một kỹ thuật định tuyến của một tổ chức nào đó.<text:line-break/><text:line-break/></text:span><text:span text:style-name="T2">4.Routing Table</text:span><text:span text:style-name="T1"><text:line-break/><text:line-break/><text:tab/>Routing table là 1 bảng định tuyến nó giúp router biết đường gởi các gói tin đi đến các mạng khác.<text:line-break/><text:line-break/><text:tab/>Routing table của mỗi giao thức định tuyến là khác nhau nhưng nó có thể bao gồm các thông tin sau:<text:line-break/><text:line-break/><text:tab/>+ Địa chỉ định của mạng , mang con hoặc hệ thống.<text:line-break/><text:tab/>+ Địa chỉ router của chặng kế tiếp phải đến.<text:line-break/><text:tab/>+ Giao tiếp vật lý phải sử dụng để đi đến chặng kế tiếp.<text:line-break/><text:tab/>+ Subnet mask của địa chỉ đích<text:line-break/><text:tab/>+ Khoảng cách để đến đích ( VD: hopcount)<text:line-break/><text:tab/>+ Thời gian ( tính theo giây) khi router cập nhập lần cuối.<text:line-break/><text:line-break/></text:span><text:span text:style-name="T2">5.Administrative Distance (AD)<text:line-break/></text:span><text:span text:style-name="T1"><text:line-break/><text:tab/>AD được dùng để đánh giá độ tin cậy của thông tin mà router nhận được từ router hàng xóm. AD là 1 số nguyên biến đổi từ 0-255. 0 tương ứng với độ tin cậy cao nhất , 255 có nghĩa là không có lưu lượng đi qua tuyến này ( tức là tuyến này không được sử dụng để vận chuyển thông tin của người sử dụng)<text:line-break/><text:tab/>Khi một router nhận được 1 thông tin định tuyến, thông tin này được đánh giá và một tuyến hợp lệ sẽ được đưa vào bảng routing table của router. Thông tin định tuyến được đánh giá dựa vào AD. Giả sử như router được cài đặt nhiều hơn 1 giao thức định tuyến thì nó sẽ lựa giao thức nào có AD thấp nhất để đưa vào sử dụng.<text:line-break/><text:line-break/><text:tab/>Mỗi giao thức định tuyến tương ứng với 1 giá trị AD<text:line-break/></text:span><text:soft-page-break/><text:span text:style-name="T1"><text:tab/><text:line-break/><text:tab/>Directly 0<text:line-break/><text:tab/>Static route 1<text:line-break/><text:tab/>Rip 120<text:line-break/><text:tab/>OSPF 110<text:line-break/><text:tab/>IGRP 100<text:line-break/><text:line-break/></text:span><text:span text:style-name="T2">II.Nguyên tắc định tuyến</text:span><text:span text:style-name="T1"><text:line-break/><text:line-break/> <text:tab/>Các giao thức định tuyến phải đạt được các yêu cầu sau:<text:line-break/><text:line-break/><text:tab/>+ Khám phá động 1 topo mạng ( topo mạng là các mạng hình sao , hình vòng....)<text:line-break/><text:tab/>+ Xây dựng các đường đi ngắn nhất<text:line-break/><text:tab/>+ Kiểm soát , tóm tắt thông tin các mạng bên ngoài. Có thể sử dụng các metric khác nhau trong mạng cục bộ<text:line-break/><text:tab/>+ Phản ứng nhanh với các thay đổi của các topo mạng và tìm ra đường đi ngắn nhất.<text:line-break/><text:tab/>+ Làm tất cả các điều trên theo định kỳ thời gian.<text:line-break/><text:line-break/></text:span><text:span text:style-name="T2">III.Xây dựng 1 bảng routing table</text:span><text:span text:style-name="T1"><text:line-break/> <text:s/><text:line-break/><text:tab/>Có 2 cách để xây dựng 1 bảng định tuyến đó là : Statically defined routes và dynamically learned routes<text:line-break/><text:line-break/></text:span><text:span text:style-name="T2">1.Statically defined routes</text:span><text:span text:style-name="T1"><text:line-break/><text:line-break/> <text:s text:c="3"/>Statically defined routes đây là cách mà người quản trị cấu hình routing table bằng tay<text:line-break/><text:line-break/> <text:s text:c="3"/>Ưu điểm : Người quản trị có toàn quyền quản lý và điều khiển thông tin trong routing table, nhưng phải lãng phí băng thông để xây dựng bảng routing table<text:line-break/><text:line-break/> <text:s text:c="3"/>Nhược điểm : Không thích hợp với mạng có cấu trúc thay đổi. Độ phức tạp trong việc cấu hình sẽ tăng lên nếu có càng nhiều router.<text:line-break/><text:line-break/>Chúng ta sẽ học cách cấu hình staic route để hiểu rõ hơn qua các bài lab.<text:line-break/><text:line-break/></text:span><text:span text:style-name="T2">2.Dynamicall learned routes</text:span><text:span text:style-name="T1"><text:line-break/><text:line-break/> <text:s text:c="3"/>Dynamic routing là quá trình mà giao thức định tuyến phải tìm ra đường đi tốt nhất trong mạng và duy trì chúng. Có rất nhiều cách để xây dựng bảng định tuyến 1 cách động. Nhưng tất cả điều thật hiện theo các qyu tắc sau: Nó sẽ tự khám phá các tuyến đường đến đích có thể và thực hiện 1 số quy tắc đã định trước để tìm ra đường đi tốt nhất để đến đích.<text:line-break/><text:line-break/> <text:s text:c="3"/>Ưu điểm: Cấu hình đơn giản, tự tìm ra các tuyến đường thay thế nếu mạng thay đổi.<text:line-break/><text:line-break/> <text:s text:c="3"/>Nhược điểm: <text:s/>Yêu cầu xử lý của CPU của router cao hơn static route. Tốn băng thông mạng để cập nhập bảng routing table.<text:line-break/><text:line-break/><text:tab/>Distance vector routing<text:line-break/><text:line-break/></text:span><text:soft-page-break/><text:span text:style-name="T1"> <text:s text:c="3"/>Distance là metric ( tiêu chuẩn ) để tới đích .<text:line-break/> <text:s text:c="3"/>Vector là hướng để tới đích được xác định bởi next-hop của tuyến đường.<text:line-break/><text:line-break/><text:tab/>Vậy giao thức định tuyến Distance vector cập nhập và update routing table của mình bằng cách thường xuyên gởi thông tin của mình theo chu kỳ dưới dạng broatcast.<text:line-break/><text:tab/>Vấn đề xảy ra đối với Distance vector routing là "Routing Loop" . Do các router không được update ngay lập tức mà là theo chu kỳ. Vì thế sẽ dẫn đến sai thông tin trên routing table. Làm cho các gói tin đi trên đường mà nó đi rồi, dẫn đến tịnh tạng gói tin đi lòng vòng trên mạng làm lãng phí băng thông.<text:line-break/><text:line-break/><text:tab/>Một số phương pháp để tránh loop.<text:line-break/><text:line-break/></text:span><text:span text:style-name="T2"><text:tab/>a.Route poisoning</text:span><text:span text:style-name="T1"><text:line-break/><text:line-break/>Route poisoning sẽ hoạt đông khi có 1 mạng nối tới nó bị down và nó sẽ thông báo tới các router bên cạnh là không thể đi qua mạng đó.<text:line-break/><text:line-break/>vd: Rip có số hop count tối đa là 15 , nếu mạng kế bên bị down nó sẽ thông báo với các router kế bên là hop cout qua mạng đó là 16 và mạng đó sẽ bị xóa khỏi routing table.<text:line-break/><text:line-break/><text:tab/></text:span><text:span text:style-name="T2">b.Split Horizon</text:span><text:span text:style-name="T1"><text:line-break/> <text:s text:c="3"/><text:line-break/>Có 1 số trường hợp, ta không thể sử dụng được Route poisoning như trường hợp dưới đây.<text:line-break/><text:line-break/><text:line-break/>Giả sử mạng 10.4.0.0 bị down , Router C sẽ thông báo tới router bên cạnh là router B rằng mạng 10.4.0.0 bị down và không thể tới được . Tuy nhiên, trước khi C kịp thông báo cho B thì B đã update thông tin rằng có thể tới được mạng 10.4.0.0 và C sẽ không biết được rằng router B đã update sai thông tin và C sẽ tăng hopcout lên và update thông tin trên routing table là có thể qua mang 10.4.0.0 thông qua router B.<text:line-break/><text:line-break/>Vì thế người ta đưa ra phương pháp split horizon, để các router không gủi lại thông tin định tuyến quay trở lại router mà nó đã học được đường đi từ các router đó .( tuy nhiên vẫn xay ra đối với mạng vòng )<text:line-break/><text:line-break/></text:span><text:span text:style-name="T2"><text:tab/>c.Hold-Down Timer</text:span><text:span text:style-name="T1"><text:line-break/><text:line-break/><text:tab/>Đối với trường hợp mà Split Horizon không giải quyết được thì người ta đưa ra phương pháp Hold-Down Timer . Để tránh việc thay đổi <text:s/>tuyến được thực hiện trước khi mạng hội tụ từ sự thay đổi đó. Tránh cập nhật thông tin từ việc thiết lập lại các thông tin không đúng. Khi một Router nhận được một cập nhật mà chứa một cấu trúc thay đổi, hold-down timer sẽ bắt đầu. Bất cứ cập nhật nào trong thời gian này sẽ bị huỷ bỏ. Thời gian hold-timer được đặt ít nhất phải lớn hơn 3 lần thời gian cập nhật thông tin toàn bộ tuyến trong mạng.<text:line-break/><text:line-break/><text:tab/></text:span><text:span text:style-name="T2">d.Triggered (Flash) Updates</text:span><text:span text:style-name="T1"><text:line-break/><text:line-break/><text:tab/>Để ngăn chặn tình trạng hết thời gian Hold-Down timer mà thông tin update mới tới. Người ta đưa ra phưng pháp Triggered (Flash) Updates tức là ngay sau khi nhận được thông </text:span><text:soft-page-break/><text:span text:style-name="T1">cập nhật mà chứa một cấu trúc thay đổi nó sẽ gửi ngay lập tức broadcast update tới các Router lân cận<text:line-break/><text:line-break/><text:tab/></text:span><text:span text:style-name="T2">Link-State Routing</text:span><text:span text:style-name="T1"><text:line-break/><text:line-break/><text:tab/>Khác với Distance-vector routing protocol, router chỉ biết được next-hop để gửi packet đi tới đích. Đối với Link-state routing protocol mỗi router đều xác định được chính xác topology của mạng. Chính vì vậy router sẽ đưa ra quyết định để đưa packet đến đích tốt hơn. Mỗi router trong mạng sẽ báo cáo trạng thái của nó, các link nối trực tiếp và trạng thái của mỗi link. Router sẽ nhân bản thông tin này tới tất cả các router trên mạng. Cuối cùng tất cả các rouer trên mạng đều có cái nhìn giống nhau về topo mạng.<text:line-break/><text:line-break/>Một điểm khác nữa đối với distance-vector routing protocol là các router không gửi toàn bộ routing table mà chỉ gửi sự thay đổi xảy ra hay một bản tin hello với kích thước nhỏ gọn nếu như mạng không có sự thay đổi theo những chu ky nhất định. Nên link-state có một ưu điểm nữa là tốn ít băng thông hơn distance-vector để xây dựng nên routing table.<text:line-break/><text:line-break/>Nhược điểm của link-state protocol là phức tạp hơn trong cấu hình so với distace-vector routing protocol và yêu cầu phần cứng của router cao hơn khi sử dụng distance-vector routing protocol.<text:line-break/><text:line-break/>Tóm lại hoạt động của link-state routing protocol có thể chia làm 4 bước sau:<text:line-break/><text:line-break/>1. Các router tìm neighbors của mình từ các router nối trực tiếp.<text:line-break/>2. Sau khi tìm được neighbors xong, router gửi các LSA tới các neighbor của nó. Sau khi nhận và copy thông tin từ LSA, router sẽ forward hay flood LSA tới các neighbor của nó.<text:line-break/>3. Tất cả các router lưu LSA trong database của nó. Điều đó có nghĩa là tất c các router đều có một cái nhìn giống nhau về topo mạng.<text:line-break/>4. Mỗi router sử dụng thuật toán Dijkstra để tính toán ra đường tốt nhất để đưa vào routing table.<text:line-break/><text:line-break/>5.Quyết định tuyến đường nào sẽ được lưu vào Routing table (The Final Decision on What Routes Populate the Routing Table)<text:line-break/><text:line-break/>Administrative distance và metric là hai nhân tố quyết định tuyến đường nào sẽ được lưu vào routing table. Nhân tố đầu tiên xét đến là AD, AD là độ tin cậy của routing protocol mà tìm ra tuyến đường. Nếu có nhiều hơn tuyến đường tới đích thì tuyến đường nào có AD nhỏ hơn sẽ được đưa vào routing table. Nếu các tuyến đường đó có cùng AD thì nhân tố thứ 2 được xét đến chình là metric.<text:line-break/><text:line-break/>Metric là giá trị của tuyến đường cụ thể của một giao thức định tuyến nào đó. Nếu có nhiều hơn một tuyến đường đến đích có cùng AD (cung giao thức định tuyến) thì tuyến nào có metric tốt hơn sẽ được đưa vào routing table. Nếu chúng có cùng AD và metric thì tuỳ từng routing protocol cụ thể mà số lượng tuyến đường được đưa vào routing table là khác nhau<text:line-break/><text:line-break/> <text:s text:c="3"/>Reaching the Destination<text:line-break/><text:line-break/>Sau khi router nhận packet, the router sẽ gỡ bỏ header lớp 2 để tìm địa chỉ đích lớp 3. Sau khi đọc xong địa chỉ đích lớp 3 nó tìm kiếm trong routing table cho địa chỉ đích đó. Giả sử đỉa </text:span><text:soft-page-break/><text:span text:style-name="T1">chỉ đích đó có trong routing table, router sẽ xác định địa chỉ của next-hop. Sau đó packet bị đẩy ra buffer của interface tương ứng, router sẽ khám phá loại encapsulation lớp 2 nào được sử dụng giữa out going interface và next-hop. Packet được đóng gói xuống lớp 2 rồi đưa xuống môi trường truyền dẫn dưới dạng bit, tín hiệu điện, quang…Quá trình này sẽ tiếp tục cho đến khi packet được đưa đến đích thì thôi.<text:line-break/><text:line-break/></text:span><text:span text:style-name="T2">IV. Hội tụ (Convergence)</text:span><text:span text:style-name="T1"><text:line-break/><text:line-break/><text:tab/>Thời gian hội tụ (convergence time) là thời gian mà tất c router đồng ý về topo mạng sau một sự thay đổi của mạng. Các router phải đồng bộ routing table của chúng.<text:line-break/><text:line-break/><text:line-break/> <text:s text:c="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0:12:10.91</meta:creation-date>
    <dc:date>2013-05-17T10:15:09.82</dc:date>
    <meta:editing-duration>P0D</meta:editing-duration>
    <meta:editing-cycles>1</meta:editing-cycles>
    <meta:document-statistic meta:table-count="0" meta:image-count="0" meta:object-count="0" meta:page-count="5" meta:paragraph-count="2" meta:word-count="1951" meta:character-count="9651" meta:non-whitespace-character-count="7461"/>
    <meta:generator>LibreOffice/4.0.1.2$Windows_x86 LibreOffice_project/84102822e3d61eb989ddd325abf1ac077904985</meta:generator>
  </office:meta>
</office:document-meta>
</file>